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387cm" style:use-optimal-column-width="false"/>
    </style:style>
    <style:style style:name="co21" style:family="table-column">
      <style:table-column-properties style:column-width="3.473cm" style:use-optimal-column-width="false"/>
    </style:style>
    <style:style style:name="co22" style:family="table-column">
      <style:table-column-properties style:column-width="3.295cm" style:use-optimal-column-width="false"/>
    </style:style>
    <style:style style:name="co23" style:family="table-column">
      <style:table-column-properties style:column-width="2.255cm" style:use-optimal-column-width="false"/>
    </style:style>
    <style:style style:name="co24" style:family="table-column">
      <style:table-column-properties style:column-width="2.2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2.001cm" style:use-optimal-row-height="false"/>
    </style:style>
    <style:style style:name="ro9" style:family="table-row">
      <style:table-row-properties style:row-height="1.713cm" style:use-optimal-row-height="false"/>
    </style:style>
    <style:style style:name="ro10" style:family="table-row">
      <style:table-row-properties style:row-height="1.712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3.998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5"/><text:s text:c="4"/>1 <text:s text:c="3"/><text:s text:c="7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</text:span><text:span text:style-name="T1">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<text:s text:c="4"/>1 <text:s text:c="3"/><text:s text:c="7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</text:span><text:span text:style-name="T1">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<text:s text:c="4"/>1 <text:s text:c="3"/><text:s text:c="7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</text:span><text:span text:style-name="T1">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 text:c="5"/>2 <text:s text:c="4"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</text:span><text:span text:style-name="T2">uar</text:span><text:span text:style-name="T2">e </text:span><text:span text:style-name="T2">Mat</text:span><text:span text:style-name="T2">rice</text:span><text:span text:style-name="T2">s </text:span><text:span text:style-name="T2">An</text:span><text:span text:style-name="T2">d </text:span><text:span text:style-name="T2">Re</text:span><text:span text:style-name="T2">cta</text:span><text:span text:style-name="T2">ngu</text:span><text:span text:style-name="T2">lar </text:span><text:span text:style-name="T2">Mat</text:span><text:span text:style-name="T2">rice</text:span><text:span text:style-name="T2">s </text:span><text:span text:style-name="T2">(Pa</text:span><text:span text:style-name="T2">rt 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</text:span><text:span text:style-name="T2">ble</text:span><text:span text:style-name="T2">m </text:span><text:span text:style-name="T2">on </text:span><text:span text:style-name="T2">Sq</text:span><text:span text:style-name="T2">uar</text:span><text:span text:style-name="T2">e </text:span><text:span text:style-name="T2">Mat</text:span><text:span text:style-name="T2">rice</text:span><text:span text:style-name="T2">s </text:span><text:span text:style-name="T2">An</text:span><text:span text:style-name="T2">d </text:span><text:span text:style-name="T2">Re</text:span><text:span text:style-name="T2">cta</text:span><text:span text:style-name="T2">ngu</text:span><text:span text:style-name="T2">lar </text:span><text:span text:style-name="T2">Mat</text:span><text:span text:style-name="T2">rice</text:span><text:span text:style-name="T2">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6.5cm" svg:x="0cm" svg:y="2cm" presentation:class="outline" presentation:user-transformed="true">
          <draw:text-box>
            <text:list text:style-name="L3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</text:list-header>
            </text:list>
          </draw:text-box>
        </draw:frame>
        <draw:frame draw:style-name="gr12" draw:text-style-name="P4" draw:layer="layout" svg:width="10.5cm" svg:height="10.916cm" svg:x="15.5cm" svg:y="2.5cm">
          <draw:text-box>
            <text:p>r = 3 # Number of rows</text:p>
            <text:p>c = 3 # Number of columns</text:p>
            <text:p/>
            <text:p>mylist = []</text:p>
            <text:p/>
            <text:p>cntr = 1</text:p>
            <text:p/>
            <text:p>for i in range(r):</text:p>
            <text:p><text:s text:c="4"/>temp = []</text:p>
            <text:p><text:s text:c="4"/>for j in range(c):</text:p>
            <text:p><text:s text:c="8"/>temp.append(cntr)</text:p>
            <text:p><text:s text:c="8"/>cntr += 1</text:p>
            <text:p><text:s text:c="4"/>mylist.append(temp)</text:p>
            <text:p/>
            <text:p>print(mylist)</text:p>
          </draw:text-box>
        </draw:frame>
        <draw:frame draw:style-name="gr3" draw:text-style-name="P10" draw:layer="layout" svg:width="12.5cm" svg:height="1.673cm" svg:x="0.5cm" svg:y="9cm">
          <draw:text-box>
            <text:p>A 2D matrix is essentially a list of li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3" draw:text-style-name="P11" draw:layer="layout" svg:width="12cm" svg:height="6.438cm" svg:x="1cm" svg:y="2.562cm">
          <draw:text-box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draw:frame draw:style-name="gr14" draw:text-style-name="P10" draw:layer="layout" svg:width="14cm" svg:height="7.361cm" svg:x="9cm" svg:y="2.5cm">
          <draw:text-box>
            <text:p>print("Further if we want to create a new array")</text:p>
            <text:p/>
            <text:p>mod_arr = []</text:p>
            <text:p>for i in arr:</text:p>
            <text:p><text:s text:c="4"/>templist = []</text:p>
            <text:p><text:s text:c="4"/>for j in i:</text:p>
            <text:p><text:s text:c="8"/>templist.append(j+5)</text:p>
            <text:p><text:s text:c="4"/>mod_arr.append(templist)</text:p>
            <text:p/>
            <text:p>print(mod_arr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3" draw:text-style-name="P11" draw:layer="layout" svg:width="15.943cm" svg:height="7.9cm" svg:x="0.757cm" svg:y="2.2cm">
          <draw:text-box>
            <text:p text:style-name="P12"><text:span text:style-name="T3">m = [ </text:span></text:p>
            <text:p text:style-name="P12"><text:span text:style-name="T3"><text:tab/></text:span><text:span text:style-name="T3">[0, 1, </text:span><text:span text:style-name="T3">2, 3], </text:span></text:p>
            <text:p text:style-name="P12"><text:span text:style-name="T3"><text:tab/></text:span><text:span text:style-name="T3">[4, 5, </text:span><text:span text:style-name="T3">6, 7], </text:span></text:p>
            <text:p text:style-name="P12"><text:span text:style-name="T3"><text:tab/></text:span><text:span text:style-name="T3">[8, 9, </text:span><text:span text:style-name="T3">10, </text:span><text:span text:style-name="T3">11], </text:span></text:p>
            <text:p text:style-name="P12"><text:span text:style-name="T3"><text:tab/></text:span><text:span text:style-name="T3">[12, </text:span><text:span text:style-name="T3">13, 14, </text:span><text:span text:style-name="T3">15]</text:span></text:p>
            <text:p text:style-name="P12"><text:span text:style-name="T3">]</text:span></text:p>
            <text:p text:style-name="P12"><text:span text:style-name="T3">"""</text:span><text:span text:style-name="T3"><text:line-break/></text:span><text:span text:style-name="T3">What </text:span><text:span text:style-name="T3">is the </text:span><text:span text:style-name="T3">positio</text:span><text:span text:style-name="T3">n of 6?</text:span></text:p>
            <text:p text:style-name="P12"><text:span text:style-name="T3">What </text:span><text:span text:style-name="T3">is the </text:span><text:span text:style-name="T3">positio</text:span><text:span text:style-name="T3">n of 8?</text:span></text:p>
            <text:p text:style-name="P12"><text:span text:style-name="T3">What </text:span><text:span text:style-name="T3">is the </text:span><text:span text:style-name="T3">positio</text:span><text:span text:style-name="T3">n of </text:span><text:span text:style-name="T3">10?</text:span></text:p>
            <text:p text:style-name="P12"><text:span text:style-name="T3">What </text:span><text:span text:style-name="T3">is the </text:span><text:span text:style-name="T3">positio</text:span><text:span text:style-name="T3">n of </text:span><text:span text:style-name="T3">12?</text:span></text:p>
            <text:p text:style-name="P12"><text:span text:style-name="T3">"""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3" draw:text-style-name="P11" draw:layer="layout" svg:width="15.943cm" svg:height="7.9cm" svg:x="1.557cm" svg:y="2.6cm">
          <draw:text-box>
            <text:p text:style-name="P12"><text:span text:style-name="T3">m = </text:span><text:span text:style-name="T3">[ [0, 1, </text:span><text:span text:style-name="T3">2, 3], </text:span><text:span text:style-name="T3">[4, 5, </text:span><text:span text:style-name="T3">6, 7], </text:span><text:span text:style-name="T3">[8, 9, </text:span><text:span text:style-name="T3">10, </text:span><text:span text:style-name="T3">11], </text:span><text:span text:style-name="T3">[12, </text:span><text:span text:style-name="T3">13, 14, </text:span><text:span text:style-name="T3">15]]</text:span></text:p>
            <text:p text:style-name="P12"><text:span text:style-name="T3">"""</text:span><text:span text:style-name="T3"><text:line-break/></text:span><text:span text:style-name="T3">What </text:span><text:span text:style-name="T3">is the </text:span><text:span text:style-name="T3">positio</text:span><text:span text:style-name="T3">n of 6?</text:span></text:p>
            <text:p text:style-name="P12"><text:span text:style-name="T3">Ans: </text:span><text:span text:style-name="T3">[1][2]</text:span></text:p>
            <text:p text:style-name="P12"><text:span text:style-name="T3">What </text:span><text:span text:style-name="T3">is the </text:span><text:span text:style-name="T3">positio</text:span><text:span text:style-name="T3">n of </text:span><text:span text:style-name="T3">10?</text:span></text:p>
            <text:p text:style-name="P12"><text:span text:style-name="T3">Ans: </text:span><text:span text:style-name="T3">[2][2]</text:span></text:p>
            <text:p text:style-name="P12"><text:span text:style-name="T3">What </text:span><text:span text:style-name="T3">is the </text:span><text:span text:style-name="T3">positio</text:span><text:span text:style-name="T3">n of </text:span><text:span text:style-name="T3">12?</text:span></text:p>
            <text:p text:style-name="P12"><text:span text:style-name="T3">Ans: </text:span><text:span text:style-name="T3">[3][0]</text:span></text:p>
            <text:p text:style-name="P12"><text:span text:style-name="T3">"""</text:span></text:p>
            <text:p text:style-name="P12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Dia</text:span><text:span text:style-name="T5">gon</text:span><text:span text:style-name="T5">al of </text:span><text:span text:style-name="T5">a </text:span><text:span text:style-name="T5">Squ</text:span><text:span text:style-name="T5">are </text:span><text:span text:style-name="T5">Mat</text:span><text:span text:style-name="T5">rix </text:span><text:span text:style-name="T5">(To</text:span><text:span text:style-name="T5">p </text:span><text:span text:style-name="T5">Left </text:span><text:span text:style-name="T5">to </text:span><text:span text:style-name="T5">Bott</text:span><text:span text:style-name="T5">om </text:span><text:span text:style-name="T5">Rig</text:span><text:span text:style-name="T5">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1">
                <text:p><text:span text:style-name="T6">I = 3</text:span></text:p>
                <text:p><text:span text:style-name="T6">J = 3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Pro</text:span><text:span text:style-name="T5">ble</text:span><text:span text:style-name="T5">m: </text:span><text:span text:style-name="T5">Prin</text:span><text:span text:style-name="T5">ting </text:span><text:span text:style-name="T5">the </text:span><text:span text:style-name="T5">two </text:span><text:span text:style-name="T5">diag</text:span><text:span text:style-name="T5">onal</text:span><text:span text:style-name="T5">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9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9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9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0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5" draw:text-style-name="P4" draw:layer="layout" svg:width="14.5cm" svg:height="3.095cm" svg:x="12cm" svg:y="2.905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Solution</text:p>
          </draw:text-box>
        </draw:frame>
        <draw:frame draw:style-name="gr16" draw:text-style-name="P10" draw:layer="layout" svg:width="26.5cm" svg:height="15.182cm" svg:x="0.5cm" svg:y="2.318cm">
          <draw:text-box>
            <text:p>matrix = [['A', 'B', 'C', 'D'], ['E', 'F', 'G', 'H'], ['I', 'J', 'K', 'L'], ['M', 'N', 'O', 'P']]</text:p>
            <text:p/>
            <text:p># Given a two dim. matrix</text:p>
            <text:p>rows = cols = len(matrix)</text:p>
            <text:p/>
            <text:p>print("Diagonal top-left to bottom-right")</text:p>
            <text:p>for i in range(rows):</text:p>
            <text:p><text:s text:c="4"/>for j in range(cols):</text:p>
            <text:p><text:s text:c="8"/>if(i == j):</text:p>
            <text:p><text:s text:c="10"/><text:s text:c="2"/>print(matrix[i][j])</text:p>
            <text:p/>
            <text:p>print("Diagonal top-right to bottom-left")</text:p>
            <text:p>for i in range(rows):</text:p>
            <text:p><text:s text:c="4"/>for j in range(cols):</text:p>
            <text:p><text:s text:c="8"/>if(i + j == rows - 1):</text:p>
            <text:p><text:s text:c="10"/><text:s text:c="2"/>print(matrix[i][j]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3H19M2S</meta:editing-duration>
    <meta:editing-cycles>51</meta:editing-cycles>
    <meta:generator>LibreOffice/7.3.7.2$Linux_X86_64 LibreOffice_project/30$Build-2</meta:generator>
    <dc:title>Blue Curve</dc:title>
    <dc:date>2023-05-18T21:11:08.770647288</dc:date>
    <meta:document-statistic meta:object-count="144"/>
  </office:meta>
</office:document-meta>
</file>